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text:p text:style-name="P1">Sortir cette lettre avait peut-être été une erreur. Yssaé se jeta sur l'occasion pour approcher encore un peu son visage du sien, faisant mine de relire la missive comme si ça avait une quelconque espèce d'importance. C'était à croire qu'elle le faisait exprès. L'infime caresse qui se produisit alors provoqua un frisson chez Eléonore, et une chair de poule envahit momentanément toute son anatomie. Elle fit tout son possible pour ne pas se laisser prendre par cette sensation tiraillante. Mais les battements de son cœur résonnant dans sa boîte crânienne rendaient la tâche encore plus ardue qu'il n'y paraissait. Ce n'était qu'un artifice, une ruse pour faire tomber ses défenses mentales -rare reliquat de sa vie d'antan ayant survécu à sa transformation. Si elles s'effondraient maintenant, les négociations étaient perdues d'avance. Or l'anomalie avait trop à perdre dans cette histoire pour se le permettre.</text:p>
      <text:p text:style-name="Standard"/>
      <text:p text:style-name="Standard">Il était extrêmement difficile de comprendre ce que cherchait la militaire daënare. Vu comment se déroulait l'entrevue, Eléonore commençait à croire à son histoire. Mais son attitude cachait quelque chose. Experte en la matière, la jeune femme à la chevelure d'or connaissait un bon paquet de techniques visant à déstabiliser son interlocuteur. Et elle était en train d'assister à une démonstration de l'une d'entre elles. Si elle les comprenait ce qu'il se passait, pourquoi alors était-ce si dur de ne pas tomber dans le panneau ? Ses iris semblaient ne plus pouvoir se détacher de ceux de son homologue Daënare, comme happés par ce regard cajoleur cherchant à l'endormir. La Zagashienne buvait ses paroles sans vraiment faire attention à leur sens. Enfin, jusqu'à ce qu'Yssaé commette une erreur. Ou plutôt deux.</text:p>
      <text:p text:style-name="Standard"/>
      <text:p text:style-name="Standard">Comme si elle s'éveillait d'un profond sommeil, Eléonore secoua la tête pour reprendre ses esprits. Cette alternance entre quasi-hypnose et vigilance constante était épuisante et elle commençait sérieusement à se demander si l'officier n'était pas en train de prendre un ascendant psychologique irréversible sur l'échange. Toujours était-il qu'elle n'avait pas encore baissé les bras et son regard s'illumina à nouveau tandis qu'elle semblait revenir dans la partie. Déjà, Yssaé l'avait tutoyée pour la première fois. Ce n'était pas grand chose mais cela pouvait être un indicateur qu'elle baissait également sa garde. Et elle avait mentionné sa particularité d'anomalie. Mais en se trompant. Son statut n'était pas physique, mais mental. Deuxième erreur. Ainsi, ses informations à son sujet n'étaient pas tout à fait exactes. Un sourire malicieux se glissa sur son joli minois alors qu'elle regardait avec encore plus d'insistance dans les yeux de sa nouvelle supérieure.</text:p>
      <text:p text:style-name="Standard"/>
      <text:p text:style-name="Standard">-Si tu parles de mon corps de rêve, elles sont bien fondées, comme tu peux t'en rendre compte par toi-même.</text:p>
      <text:p text:style-name="Standard"/>
      <text:p text:style-name="Standard">Cette non-réponse la fit beaucoup rire intérieurement. C'était un bon moyen d'essayer de briser l'envoûtement dont elle était victime depuis quelques minutes maintenant, tout en niant le fait d'avoir été altérée physiquement par la Magilithe. La question était donc de savoir si elle devait la corriger et lui indiquer que son statut était psychologique ? Après une seconde de réflexion, Eléonore conclut que oui. Elle n'avait rien à perdre. De toute façon cette femme la savait déjà anomalie avant même le début de cette entretien, cela ne changerait rien. Et si, comme le stipulait sa lettre, elle était vraiment capable de la protéger d'un Régisseur -ce dont elle doutait fortement- alors c'était tout bénef. De toute façon, si elle n'était pas trop stupide, Yssaé devrait s'en rendre compte par elle-même étant donné ce que la blondinette s'apprêtait à lui dire.</text:p>
      <text:p text:style-name="Standard"/>
      <text:p text:style-name="Standard">-Je prends tout. Les Irys, la protection, les... faveurs. Je prends la technologie aussi. Surtout. Si elle vaut le coup.</text:p>
      <text:p text:style-name="Standard"/>
      <text:p text:style-name="Standard">Sans trop s'attarder sur la question, Eléonore inclina légèrement la tête avec un air faussement frêle.</text:p>
      <text:p text:style-name="Standard"/>
      <text:p text:style-name="Standard">-Tu n'as pas à t'en faire pour ce qui est de la fidélité. Ni des performances. Tant que tu respectes ta part du marché, tu peux compter sur moi. Maintenant, dis moi. Comment m'as-tu trouvé ? Pourquoi <text:soft-page-break/>moi en particulier ? Quelle est notre cible ? Quand est-ce que ça va se passer, cette petite fête ?</text:p>
      <text:p text:style-name="Standard"/>
      <text:p text:style-name="Standard">Tant de questions pour essayer de calmer l'ambiance électrique qui régnait. Tandis qu'elle parlait, les arêtes du nez d'Eléonore tressautaient de temps à autre. Lorsqu'elle eut fini, la jeune femme se mordilla machinalement la lèvre inférieure, attendant de savoir si elle obtiendrait des réponses...</text:p>
      <text:p text:style-name="P1">Yssaé éludait les questions qu'Eléonore lui posait. Ou en tout cas, elle lui donnait des réponses vagues, concises et sans détails. Ç’aurait été alarmant si la jeune femme aux yeux verts prêtait encore attention à ce genre de choses. On parlait tout de même de renverser l'ordre mondial, et la seule information qu'on lui fournissait c'était « Ça aura lieu, selon toute vraisemblance, en juillet de cette année ». L'image de contrôle et de maîtrise que renvoyait la commandante en prenait un sacré coup. Il n'était pas exclu que par excès de prudence, celle-ci ne lui dévoile que le strict minimum de ce qu'elle avait besoin de savoir. Elle semblait toujours prendre l'anomalie pour un troufion de seconde classe qui se contentait de suivre les ordres sans réfléchir. C'était mal connaître notre blondinette, même si dans l'état actuel des choses, ses capacités cognitives pouvaient paraître proche du néant.</text:p>
      <text:p text:style-name="Standard"/>
      <text:p text:style-name="Standard">L'index d'Yssaé frôla la joue d'Eléonore, qui fut saisie d'un frisson le long de son échine et se raidit une nouvelle fois. Son corps semblait pris d'une paralysie momentanée, à nouveau incapable de bouger sous l'effet de surprise de ce geste d'une intimité extrême de la part d'une presque inconnue. Un reflet mêlé de stupeur et de désir s'empara de ses iris de jade alors que son cerveau engourdi tentait de remettre la machine en marche pour trouver la conduite à adopter dans une situation telle que celle-ci. Les angles de son museau n'avaient sans doute jamais été aussi agitées. </text:p>
      <text:p text:style-name="Standard"/>
      <text:p text:style-name="Standard">Dans un effort titanesque, la Zagashienne parvint à récupérer une forme de constitution, comme si ses connexions neuronales ne se faisaient que par intermittence. D'un geste à la fois ferme et d'une douceur pouvant presque passer pour une invitation, elle libéra la main toujours posée sur le fourreau de son arme pour repousser la Daënare à un petit mètre d'elle. De son autre main, Eléonore but une longue gorgée de la choppe qu'elle avait failli oublier avec les enjeux de sa conversation. La demoiselle ne put contenir une grimace alors que le liquide désormais tiède parcourait son œsophage.</text:p>
      <text:p text:style-name="Standard"/>
      <text:p text:style-name="Standard">-M'apprendre des choses, hein ? Comme par exemple comment se débarrasser d'un Régisseur ? Car après tout, c'est ce que tu disais dans ta lettre, non ? « Les protéger au devant de tous les dangers ».</text:p>
      <text:p text:style-name="Standard"/>
      <text:p text:style-name="Standard">Sa voix dérailla involontairement. Pour une fois, rien n'était calculé dans ses mots. L'anomalie avait beau être atteinte d'une douce folie et être visiblement attirée physiquement par celle qui était désormais sa supérieure hiérarchique, elle n'en était pas moins lucide quant à la précarité de sa situation. Et puisque Yssaé voulait absolument aborder le sujet, alors autant mettre les deux pieds dans le plat. Cette requête aux allures de supplique ressemblait fort à un aveu de faiblesse. Eléonore avait lâché cette pique sans aucune once d'arrogance ou de son impertinence passée. Ses défenses s'étaient abaissées, c'était le moment de parler franc jeu avec celle qui n'était qu'une inconnue il y a même pas une heure. Toutes les récompenses du monde n'avaient aucune forme d'intérêt si elle se faisait attraper et dépecer par une entité semi-divine dont l'existence était dévouée à l'anéantissement de la sienne. D'une traite, la blonde termina sa boisson avant de plonger à nouveau son regard dans celui d'Yssaé tout en s'essuyant les lèvres d'un revers de langue.</text:p>
      <text:p text:style-name="Standard"/>
      <text:p text:style-name="Standard">-Alors c'est ça le deal ? Je fais tout ce que tu me demandes, et en échange tu m'empêches de clamser et tu me couvres d'Irys ?</text:p>
      <text:p text:style-name="Standard"/>
      <text:p text:style-name="Standard">Le ton était plus sec qu'elle ne l'avait voulu. Un autre moyen de dissimuler son sentiment de vulnérabilité. C'était sans doute la première fois depuis des mois que la voix d'Eléonore tremblait. Ce petit jeu du chat et de la souris l'avait épuisée mentalement, et pour pouvoir continuer -ou commencer- cette collaboration, elle devait avoir la réponse à cette question.</text:p>
      <text:p text:style-name="Standard"/>
      <text:p text:style-name="Standard">-Où est-ce qu'on signe ?</text:p>
      <text:p text:style-name="P1">L'effondrement des défenses d'Eléonore sembla légèrement perturber son homologue qui, au même titre que l'anomalie, sembla surprise du revirement d'attitude de cette dernière. Elle avait abandonné toute forme de défiance à son égard et avait ouvert son cœur en lui exposant sa plus grande -sa seule?- peur. Toute personne saine d'esprit se serait accordée à dire que c'était de la folie que de s'exposer ainsi à une inconnue -son ennemie de surcroît. D'ordinaire, Eléonore se serait rangée à leur avis. Elle qui incarnait le cynisme, le sadisme et l'arrogance ne se serait jamais comportée de la sorte si elle avait rejoué cette situation une centaine de fois dans un autre contexte. Seulement voilà,c'est ce qu'elle avait fait aujourd'hui, son esprit dans un état étrangement amorphe, ce dont les causes variées allaient de la pinte de bière qu'elle venait de s'envoyer à vitesse grand V à la tension sexuelle qui régnait depuis quelques minutes entre les deux femmes. C'est ce qu'elle avait fait, faisant fi du bon sens et des immenses probabilités qu'Yssaé en profite pour asseoir sa domination sur elle. </text:p>
      <text:p text:style-name="Standard"/>
      <text:p text:style-name="Standard">Elle n'en fit rien.</text:p>
      <text:p text:style-name="Standard"/>
      <text:p text:style-name="Standard">Le contraire se produisit même. Comme touchée par la grâce de ce phénomène exceptionnel qu'était une Eléonore sans défense, La militaire daënare fut soudainement prise d'une douceur toute nouvelle. Elle se départit de son air de vile conspiratrice pour voir ses traits fortement s'adoucir. Elle répondit vaguement -une fois de plus- à la question de la Zagashienne, puis le silence se fit. Qu'importe le contrat, le pacte de sang ou le simple accord oral, cette dernière n'avait utilisé cette tournure que pour appuyer son assentiment à l'opération terroriste. Dans son cerveau tétanisé, cette discussion qui était pourtant à l'origine la raison de sa présence ici, ressemblait à un vague souvenir, comme si elle s'était fait happée par un brouillard de pulsions obstruant la moindre de ses pensées rationnelles. L'anomalie observa sans pouvoir faire le moindre geste Yssaé s'approcher d'elle, son cœur battant comme s'il voulait s'extirper de sa poitrine alors que le bout de son museau frétillait désormais en permanence. Lorsqu'elle lui prit le bras, la décharge électrique qui parcourut son corps de part en part acheva de saper le peu de volonté qu'il lui restait.</text:p>
      <text:p text:style-name="Standard"/>
      <text:p text:style-name="Standard">Son poitrail se soulevait au rythme de sa respiration profonde et incontrôlée. Une caresse, le long de son épaule. Son cou. Un frisson. Ses paupières se ferment. Ecoute, écoute les signaux que t'envoie ton corps. Ton cœur. La phrase d'Yssaé n'est plus qu'un écho lointain qu'elle perçoit à peine. Même si elle avait voulut prononcer une réponse monosyllabique, elle ne l'aurait sans doute pas pu. La paume de sa main se posa délicatement sur le dos de celle de sa supérieure lorsque celle-ci s'installa sur sa poitrine en mouvement. Inspire. Expire. Pendant un instant, qu'elle aurait voulu éternel, le temps s'arrête. Tout n'est que sensualité. Une fraction de seconde à peine, qui paraît une éternité. Leurs soufflent s'accordent. Ne font plus qu'un. Comme leurs lèvres. Un effleurement. Fugace, à peine perceptible. Eléonore sourit. Ses paupière se rouvrirent. Était-ce le retour d'une pointe de malice qui se percevait discrètement au fond de ses iris émeraudes ?</text:p>
      <text:p text:style-name="Standard"/>
      <text:p text:style-name="Standard">-Il ne me semble pas me souvenir qu'on ait dit que je commençais maintenant. Ce soir, ce n'est pas ma protection que je vais t'offrir.</text:p>
      <text:p text:style-name="Standard"/>
      <text:p text:style-name="Standard">Comme si ce baiser éphémère avait rompu le charme, Eléonore semblait avoir repris possession de son corps. Ses deux mains s’affairèrent à repousser la militaire à nouveau, sauf que cette fois-ci elle l'accompagna jusqu'à ce que la jeune femme tombe à la renverse sur le lit à quelques mètres de là. La seconde suivante, notre blondinette se retrouvait à califourchon au dessus d'elle, une jambe de chaque côté du bassin. Elle se pencha pour lui offrir un nouveau baiser, plus long celui-ci, sa chevelure dorée tombant en cascade comme si elle voulait leur construire un abris. Tout en se redressant, l'anomalie entreprit alors de déboutonner sa chemise, son sourire malicieux ayant fait un retour triomphal au beau milieu de son minois.</text:p>
      <text:p text:style-name="Standard"/>
      <text:p text:style-name="Standard">-Je crois que je n'ai d'autre choix que de te dévoiler une partie de ces talents qui t'intéressent tant...</text:p>
      <text:p text:style-name="P1">Les piques d'Eléonore semblaient avoir également réveillé la militaire, qui ne la laissa pas prendre le contrôle aussi facilement. Il y avait une espèce de rivalité entre elles deux, comme si leurs attitudes se faisaient écho en permanence ; la vulnérabilité pour la vulnérabilité, la taquinerie pour la taquinerie. Sans attendre une seule seconde, Yssaé imita son employée en tombant sa chemise devenue gênante avant de l'informer non sans sous-entendu qu'elle avait froid. Forcément, c'est ça de se foutre à poil sans monter le chauffage. Son sourire s'élargissant encore un peu, l'anomalie désormais en soutien-gorge se pencha à nouveau pour obéir à son ordre implicite. Alors qu'elle offrait un nouveau baiser à la Daënare, ses deux mains cherchèrent à la « réchauffer », l'une passant dans son dos pour faire pression et que leurs corps se rapprochent, tandis que l'autre allait effleurer l'un des seins désormais à découvert de sa partenaire. </text:p>
      <text:p text:style-name="Standard"/>
      <text:p text:style-name="Standard">Celle-ci avait également repris du poil de la bête, et loin de se laisser amadouer par le regain d'énergie d'Eléonore, elle ne fut pas en reste. Une main froide se glissa au niveau de son entrejambe, provoquant un nouveau frisson chez l'anomalie qui ferma à nouveau les yeux l'espace d'un instant, se mordillant encore la lèvre inférieure, de plaisir cette fois. Un nouvel ordre de la part d'Yassé la fit momentanément redescendre de son nuage, ses paupières se rouvrant alors qu'elle commençait à chercher un moyen de véritablement l'impressionner. Il y avait probablement bien des moyens pour la Zagashienne d'y arriver, mais la blondinette voulait en trouver un qui lui correspondait particulièrement. Son sourire s'étendit jusqu'à ses oreilles lorsque l'idée lui vint. L'Adepte de Dalai passa une main derrière l'oreille d'Yssaé, comme pour y caler ses cheveux noirs tandis qu'elle l'embrassait à nouveau, agrémentant le tout d'un coup de langue fugace. </text:p>
      <text:p text:style-name="Standard"/>
      <text:p text:style-name="Standard">-Ton plan c'est qu'on échange nos rôles c'est ça ? On peut commencer à s'entraîner maintenant...</text:p>
      <text:p text:style-name="Standard"/>
      <text:p text:style-name="Standard">Son autre main s'empara promptement de la casquette d'officier qu'Yssaé portait toujours pour la poser au sommet de son propre crâne. Elle ne lui allait pas du tout et était trop large d'au moins une taille aussi la visière lui tombait devant les yeux si bien qu'Eléonore dut incliner la tête en arrière pour continuer à y voir. Elle se pencha derrière elle pour attraper le manteau que la militaire avait jeté un peu plus tôt et l'enfila au dessus de son corsage nu. Contrairement au chapeau, la veste lui allait à merveille, preuve que les deux jeunes femmes avaient un corps suffisamment proche pour aisément échanger de place le temps de l'opération. Un petit ourlet au niveau des manches et le tour serait joué. Du bout de son doigt dissimulé derrière ladite manche, Eléonore abaissa encore un peu plus sa visière pourtant déjà bien trop basse tout en se redressant et essayant d'adopter l'attitude la plus pompeuse qu'elle le pouvait.</text:p>
      <text:p text:style-name="Standard"/>
      <text:p text:style-name="Standard">-Je suis le commandant Steinfort...</text:p>
      <text:p text:style-name="Standard"/>
      <text:p text:style-name="Standard">Sa main libre se tendit en direction de la carafe d'eau posée sur la table au milieu de la pièce depuis le début de l'entrevue. Un fin filet d'eau s'en échappa pour se séparer en deux : une partie vint rejoindre le bras tendant de la my'trane, formant rapidement un grand fouet de liquide transparent, tandis que l'autre s'enroula autour des poignets d'Yssaé pour l'attacher au lit. Le fouet claqua une fois au mouvement de bras d'Eléonore, qui releva la visière de sa casquette pour plonger son regarde olive dans celui d'Yssaé avec plus d'intensité que jamais.</text:p>
      <text:p text:style-name="Standard"/>
      <text:p text:style-name="Standard">-... C'est moi qui donne les ordre ici, désormais.</text:p>
      <text:p text:style-name="P1">Son petit manège semblait plaire à Yssaé. Parfait. Comme à chaque fois qu'elle en appelait à Dalai pour lui permettre d'utiliser sa magie, Eléonore commençait à ressentir une forme de transe extatique qui la saisissait de la pointe des pieds jusqu'au sommet de son chef. Cette fois-ci, cette sensation était encore décuplée par le désir charnel qui l'envahissait depuis maintenant plusieurs minutes, si bien que chaque centimètre carré du corps de la jeune femme était pris de tremblements par intermittence. Si son jeu de rôle avait été amusant, la blondinette paraissait maintenant comme possédée. Sa connexion avait son Architecte, par l'intermédiaire de sa magie, semblait lui avoir donné un tout autre souffle d'énergie. Et la soumission de bonne grâce de sa maîtresse de la soirée n'était pas pour la calmer, loin s'en fallait.</text:p>
      <text:p text:style-name="Standard"/>
      <text:p text:style-name="Standard">Laissant un instant de côté son tout nouveau jouet aqueux, Eléonore glissa son index sous le visage de sa partenaire pour l'attirer vers le sien et lui délivrer un énième baiser, au travers duquel elle laissa volontiers transparaître sa toute nouvelle fougue, sa langue se frayant un chemin sans retenue dans le palais de sa douce avant de le quitter pour que la demoiselle puisse mordiller la lèvre inférieure de l'officière -probablement plus fort qu'elle ne l'aurait souhaité. Mais peu lui importait. Elle avait plus ou moins perdu tout contrôle d'elle-même et laissait s'exprimer une énergie bestiale qui ne se refrénerait que lorsque son appétit aurait été satisfait. Ses deux mains agrippèrent le pantalon d'Yssaé au niveau de la ceinture et dans un geste presque rageur elle fit sauter l'unique bouton qui maintenait celui-ci en place. La seconde suivante, la Daënare l'avait aux chevilles. <text:s/>Celle d'après, elle était nue comme un ver.</text:p>
      <text:p text:style-name="Standard"/>
      <text:p text:style-name="Standard">-Tu as de la chance. Ce n'est pas comme ça que j'ai l'habitude d'utiliser mes dons.</text:p>
      <text:p text:style-name="Standard"/>
      <text:p text:style-name="Standard">Comme pour illustrer son propos, Eléonore se remit à manier le fouet qu'elle venait de matérialiser. Celui-ci vint caresser pratiquement chaque parcelle de l'anatomie désormais entièrement à sa merci de sa captive, titillant sa poitrine et effleurant ses hanches avant de venir s’immiscer au niveau de son aine. L'adepte de la raie s'assura que son jouet n'épargne aucun endroit de sa peau. Elle la savait attachée, et en bonne tortionnaire connaissait l'effet de cette pratique sur un corps non préparé. Si d'aucuns détestent la sensation de chatouille et pourraient l'assimiler à de la torture, cette même sensation créée par de l'eau sous forme solide était à un niveau supérieur de supplice pour le sens tactile. Et il était difficile de se débattre lorsque des liens aqueux vous retiennent aux poignets. Alors, un sourire carnassier sur le visage, Eléonore prit un malin plaisir à venir caresser l'intimité d'Yssaé pendant un long moment avec cet ustensile peu commun. </text:p>
      <text:p text:style-name="Standard"/>
      <text:p text:style-name="Standard">-Toute à moi, hein ? Ne sous-estime pas ma capacité à te faire des misères...</text:p>
      <text:p text:style-name="P1">Eléonore était en extase. Faire subir « des misères » -comme elle l'avait si bien dit- à sa partenaire lui procurait une sensation de plaisir d'une intensité rare. La sentir se tortiller et gesticuler sous son bassin comme si elle se débattait, comme si elle voulait échapper à son emprise était probablement la plus douce des récompenses qu'Yssaé pouvait lui offrir, et ce bien malgré elle. La jeune blonde aux yeux émeraudes était tellement accaparée par sa torture érotique qu'elle n'entendit absolument pas les suppliques de la daënare à son intention. Dans un état second, l'anomalie avait perdu toute notion de retenue et semblait bien trop passionnée par son défouloir pour prêter attention à son environnement. En s'offrant à elle de son plein gré de la sorte, Yssaé avait involontairement reproduit un schéma qui lui était bien trop familier. Une position de domination, l'administration de supplices à l'aide de son aquamancie... C'était un scénario que la blondinette avait beaucoup vécu lors de son séjour dans îles célestes. Bien sûr, contrairement à cette période de sa vie, le but aujourd'hui était purement récréatif, et toute personne saine d'esprit pouvait aisément faire la distinction. Toute personne saine d'esprit.</text:p>
      <text:p text:style-name="Standard"/>
      <text:p text:style-name="Standard">Il fallut donc qu'elle s'y prenne à deux fois pour que l'officière parvienne à interrompre la transe sexuelle d'Eléonore. A la deuxième interjection, celle-ci daigna relever la tête, son jouet cessant instantanément ses caresses pour venir retomber mollement sur le côté du lit dont elles avaient pris possession. Si l'on pouvait voir une lueur d'intérêt trôner au fond du regard de jade de la Zagashienne, il n'était pas difficile d'y distinguer aussi une forte frustration, qui se manifestait également par le frémissement agité du bout de son nez. Elle écouta cependant avec attention la complainte de sa compagne, soucieuse malgré tout de son bien-être, sans se départir de son sourire coquin. Lorsque cette dernière eut fini, Eléonore lâcha tout de même un soupir ostentatoire, laissant retomber ses bras et ses épaules dans un geste outrageusement théâtral, faisant au passage à nouveau tomber la casquette sur ses yeux.</text:p>
      <text:p text:style-name="Standard"/>
      <text:p text:style-name="Standard">-Ahlala les Daënares... Vous êtes vraiment des petites natures hein ? Mais je comprends. Et après tout... pourquoi pas.</text:p>
      <text:p text:style-name="Standard"/>
      <text:p text:style-name="Standard">Tout en prononçant cette dernière phrase, l'ex-militaire se pencha à nouveau sur sa partenaire en retrouvant un sourire à la commissure de ses lèvres pour l'embrasser puis lui mordre la lèvre, tandis qu'elle la libérait des liens liquides qui la maintenaient toujours attachée à la tête du lit. Pas question de gâcher ce moment de plaisir pour un petit malaise. L'idée n'était pas conne. Si la magie la gênait tant que ça, peut-être que défoncée, elle le supporterait mieux. Et Eléonore pourrait alors s'en donner à cœur joie. Celle-ci n'avait que très rarement expérimenté la drogue, et à des doses assez... douces. Cela pouvait également être l'occasion de se lâcher. Pour de bon. Réconciliée par cette idée, la jeune femme se prêta au jeu.</text:p>
      <text:p text:style-name="Standard"/>
      <text:p text:style-name="Standard">-Tu en as sur toi ? Ou... sur moi ?</text:p>
      <text:p text:style-name="Standard"/>
      <text:p text:style-name="Standard">Pour illustrer sa plaisanterie, elle se redressa un brin et commença à tâter les poches de la veste militaire qu'elle avait empruntée à Yssaé à la recherche du fameux consommable. Lorsque, après avoir faire tout le vêtement elle ne trouva rien, Eléonore fit une moue boudeuse en inclinant la tête, ses grands yeux émeraudes regardant la Daënare d'un air de dire « Bah alors... C'est caché où ? »</text:p>
      <text:p text:style-name="P1">Le sourire joueur d'Eléonore s'élargit encore un peu alors que sa main se faisait guider par celle de sa compagne vers une poche qu'elle avait ratée. Le poids d'une bourse se fit sentir dans son creux, lui arrachant un petit haussement de sourcil taquin genre « oh, mais qu'est-ce qu'on a là ? ». Un petit frisson de curiosité lui traversa l'échine alors que la jeune femme se demandait sous quelle forme allait se présenter le stupéfiant. Elle avait une expérience assez limitée en terme de consommation de narcotiques, mais connaissait tout de même une bonne partie des aspects qu'ils pouvaient revêtir : herbe, poudre... Cependant, l'anomalie ne connaissait aucune drogue se présentant comme du métal. Aussi le tintement métallique que la bourse produisit lorsqu'elle s'en saisit fut une première source d'inquiétude. Lorsque son contenu, une poignée de pièces sonnantes et trébuchantes, fut déversé sur la table de nuit, ses yeux s'écarquillèrent alors que son sourire s'effaçait en un instant. Elle écouta avec un regard effaré Yssaé parler, ses paupières clignant à un rythme bien trop rapide.</text:p>
      <text:p text:style-name="Standard"/>
      <text:p text:style-name="Standard">-Mets quelque ch... Attends t'es pas sérieuse là, si ?</text:p>
      <text:p text:style-name="Standard"/>
      <text:p text:style-name="Standard">Ainsi, elle n'avait rien sur elle, et les deux compères allaient devoir ressortir pour trouver de quoi se retourner le crâne. Pendant un moment, Eléonore resta interdite, assise sur le lit à regarder la Daënare s'affairer. Tu parles d'un tue-l'amour. Avec un tel ascenseur émotionnel, c'était sa libido qui venait d'en prendre un sacré coup. Elle était furieuse. De rage, la blonde attrapa un oreiller et le balança à l'autre bout de la pièce. Finalement, elle se décida à rejoindre sa partenaire bon gré, mal gré, admettant intérieurement que de toute façon, elle n'avait rien de mieux à faire -à part l'activité dans laquelle les deux femmes s'étaient lancées un peu plus tôt, mais celle-ci semblait repoussée jusqu'à nouvel ordre. Elle enfila négligemment sa chemise, prenant à peine la peine de fermer deux boutons -sans doute même pas dans les bons trous- et lui emboîta le pas en maugréant. </text:p>
      <text:p text:style-name="Standard"/>
      <text:p text:style-name="Standard">C'est avec un minois digne du pire des enfants pourris gâtés à qui on aurait refusé un jouet et dans un silence de mort qu'Eléonore accompagna Yssaé jusqu'au « bar » -si on pouvait l'appeler ainsi. Au moins, l'établissement crasseux n'était pas très loin du Troc Faussé, ce qui jouait en la faveur de cette dernière. Mais n'excusait pas tout. Eléonore se promit qu'elle se vengerait de cette trahison -comment l'appeler autrement?- plus tard. Elle pourrait se libérer de la frustration qui l'envahissait à cet instant précis en lui faisant endurer des supplices bien pire que ceux qu'elle n'avait déjà pas supportés un peu plus tôt, quand elles seraient toutes les deux raides. A cette pensée, la blondinette retrouva un fin sourire malicieux et l'idée d'avoir sa revanche lui permit de suivre la transaction qui se déroulait sous ses yeux avec un peu moins de ressentiment, même si elle restait tout de même à l'écart sans faire de vague, pour une fois.</text:p>
      <text:p text:style-name="Standard"/>
      <text:p text:style-name="Standard">Une fois l'acquisition effectuée, les deux femmes remontèrent rapidement dans leur modeste chambre. Eléonore retourna s'asseoir sur le lit, en tailleurs cette fois-ci, et observa sa camarade bourrer une pipe puis l'allumer avant de la lui tendre. L'espace d'un instant, l'anomalie ne bougea pas d'un pouce, les deux mains posées sur le matelas dans son dos, son regard de jade plongé avec insistance dans celui de la militaire. Sa façon à elle d'exprimer son mécontentement. Puis, dans un geste lent, elle tendit la main vers la pipe. Mais avant de s'en saisir véritablement, elle arrêta son geste, ses doigts posés délicatement sur ceux d'Yssaé.</text:p>
      <text:p text:style-name="Standard"/>
      <text:p text:style-name="Standard">-J'te jure, ça a intérêt à être de la bonne...</text:p>
      <text:p text:style-name="Standard"/>
      <text:p text:style-name="Standard">La Zagashienne porta ensuite l'objet à ses lèvres, pour en tirer une grande bouffée et inspirer profondément. La fumée traversa sa trachée, lui laissant un goût âpre qui lui arracha une quinte de toux pour venir remplir ses poumons avant qu'elle ne la recrache en fermant les yeux. Eléonore tira une seconde bouffée avant de tendre la pipe vers Yssaé, en espérant que les effets du narcotique ne tarderaient pas trop à se manifester...</text:p>
      <text:p text:style-name="Standard"/>
      <text:p text:style-name="Standard"><text:soft-page-break/>Ce qui fut le cas. Son organisme peu habitué aux narcotiques se retrouva bien vite hors de contrôle, et cette étrange sensation que le monde tourne s'empara rapidement d'elle. Quant au reste de la nuit, l'anomalie n'en garda presque aucun souvenir. Il fut question de sexe, de magie et de drogue, dans cet ordre ou dans un autre pour ce qu'elle savait. Un trou béant de plusieurs heures s'était creusé dans sa mémoire et la jeune femme ne recommença à se souvenir qu'à son réveil, bien plus tard, dans l'auberge. Yssaé avait disparu.</text:p>
      <text:p text:style-name="Standard"/>
      <text:p text:style-name="Standard">Eléonore était seule, avec pour seule compagne une sensation étrangement familière.</text:p>
      <text:p text:style-name="P1">Si l'on exceptait le très désagréable -et étrangement familier- fourmillement qui saisissait l'ensemble de son corps, Eléonore était dans un état de lucidité et de fraîcheur assez étonnant. Elle avait les idées claires et n'était atteinte ni du ballonnement, ni du mal de tête inhérents aux nuits de débauche auxquels elle était habituée. Soit la drogue qu'elles avaient prise la veille était d'une qualité exceptionnelle, soit sa constitution était plus solide que ce qu'elle pensait. S'asseyant dans le lit, la couverture toujours tirée au dessus de sa peau nue, la blondinette essaya de se rassembler. Malgré tout, tout n'était pas rose ; grands absents de ce réveil, ses souvenirs restaient on ne peut plus flous et, séquelle de sa consommation de stupéfiants ou résidu de la fumée qui avait empli la chambre, un voile semblait couvrir la vue de la jeune femme, un peu comme si on avait appliqué un filtre « ancien » (#hipster) devant ses yeux de jade.</text:p>
      <text:p text:style-name="Standard"/>
      <text:p text:style-name="Standard">C'est alors que son regard parcourait la pièce à la recherche de ses vêtements qu'Eléonore se figea. Cette sensation. Ce picotement. Elle [i]savait[/i] d'où cela provenait. Elle se rappelait les circonstances dans lesquelles elle l'avait ressenti. Son cœur s'arrêta un instant, puis repartit à un rythme effréné. La fugitive sauta hors du lit pour se précipiter vers la chaise où ses affaires étaient étrangement pliées. Ses mains, non, tout son corps s'était instantanément mis à trembler comme une feuille. Cette impression. Viscérale. Ce saisissement qui au départ n'avait été qu'une démangeaison un peu gênante la prenait maintenant aux tripes. L'envahissait à lui foutre la gerbe. L'instinct de survie. [i]Il[/i] arrivait.</text:p>
      <text:p text:style-name="Standard"/>
      <text:p text:style-name="Standard">Eléonore rentra tant bien que mal dans son pantalon, enfila une chemise sans même se donner la peine de fermer les boutons de celle-ci et se précipita vers la porte, avant de s'arrêter pour faire demi-tour. Quelle conne. Sans son arme, ses chances de survie déjà maigres tombaient à néant. Ses mains fébriles eurent toutes les peines du monde à boucler la ceinture au bout de laquelle était accroché le fourreau de son sabre. Elle y parvint finalement après plusieurs secondes de lutte et se jeta sans attendre vers la sortie de la chambre. Elle devait disparaître. Maintenant. Quitter Aildor. Marnaka. Venir ici était une erreur depuis le début. Courir au port, embarquer sur le navire de De Sousa et foutre les voiles. Mettre le plus de distance possible entre elle et ce monstre. Elle ne pouvait pas rester ici une seconde de plus. Le Régisseur était tellement proche qu'Eléonore sentait sa présence transpirer par chacun des pores de sa peau. Elle arracha presque la porte de la chambre pour s'engouffrer dans le couloir. Partir. Fuir avant que...</text:p>
      <text:p text:style-name="Standard"/>
      <text:p text:style-name="Standard">Trop tard. L'anomalie recula d'un pas dans la chambre, les yeux grands écarquillés, son regard de jade croisa celui homochrome -comme un funeste miroir de son âme- de la silhouette qui lui faisait face, une indicible expression d'horreur sur le visage.</text:p>
      <text:p text:style-name="Standard"/>
      <text:p text:style-name="Standard">-Merde.</text:p>
      <text:p text:style-name="P1">Surréaliste. Eléonore n'arrivait pas à croire la scène qui se déroulait sous ses yeux. C'était impossible. Pas maintenant. Cet enfoiré avait réussi à lui mettre la main dessus au pire moment qui soit. Alors qu'elle était seule, isolée. Sans aucun espoir d'obtenir de l'aide ou ne serait-ce qu'une foule où se dissimuler. Piégée. Sans échappatoire. La seule issue de cette pièce était la porte qu'elle venait d'essayer de franchir, qui était désormais bien gardée par la silhouette imposante de son agresseur. La scène se déroulait comme au ralenti sous le regard horrifié de l'anomalie, comme dans un mauvais rêve duquel elle serait prisonnière. Regard qui ne put soutenir bien longtemps son inexpressif reflet dont le tranchant transperça son âme meurtrie aussi facilement que Dalai sa mère aurait balayé un navire païen et se détourna pour se poser sur la fleur que le Régisseur venait de reposer dans un vase.</text:p>
      <text:p text:style-name="Standard"/>
      <text:p text:style-name="Standard">En d'autres circonstances, la Zagashienne aurait pu apprécier l'ironie de la situation de le voir manipuler ainsi un œillet, symbole de fidélité dont la sienne avait atteint son acmé en voyant son existence intrinsèquement liée à sa poursuite. Mais l'heure n'était pas aux digressions sur la symbolique florale et la seule chose qu'elle était en mesure d'apprécier à cet instant précis était le fait d'être encore en vie, si cet état tétanique méritait vraiment cette appellation. Eléonore fut momentanément tirée de sa torpeur lorsqu'elle sentit quelque chose frôler le bas de ses jambes. Le quelque chose en question se présentait sous la forme d'un gros matou à collerette, qu'elle avait réussi à manquer malgré son envergure imposante, sa fascination morbide pour le maître de l'animal et son bouquet fané accaparant toute son attention.</text:p>
      <text:p text:style-name="Standard"/>
      <text:p text:style-name="Standard">Le Muursüld lui offrit alors ce qui pouvait ressembler à une marque d'affection, venant quémander des caresses en produisant un son semblable à un feulement. Incrédule, la jeune blonde observa la créature faire, se demandant silencieusement ce qu'il se passait. Le protecteur du Régisseur aurait déjà dû lui sauter à la gorge, profiter de l'effet de surprise dont ils disposaient pour la neutraliser. Au lieu de cela, il jouait à « minou, minou » dans ses pattes, la laissant interdite et en proie à l'incompréhension. S'amusait-il avec sa proie ? Était-ce une forme d'intimidation de la part du funeste duo ? Si tel était le cas, elle était bien superflue vue la panique qui s'emparait déjà de l'anomalie, paralysée par la peur.</text:p>
      <text:p text:style-name="Standard"/>
      <text:p text:style-name="Standard">L'attention de cette dernière fut à nouveau happée par le regard dénué d'expression de Lloyhr lorsque celui-ci ouvrit pour la première fois l'orifice qui lui servait de bouche pour l'interpeller. Sa voix aussi froide que ses pupilles de jade lui glaça encore un peu plus le sang -si telle chose était possible- alors qu'elle résonnait, comme éthérée, dans son cerveau embrumé. Tout ça pour lui demander... comment elle voulait mourir ? Il était bien singulier de la part d'un Régisseur de faire preuve d'une telle mansuétude. Une main tremblante se posant sur la garde de son sabre dans un geste qui lui paraissait alors bien dérisoire de préparation au combat, Eléonore parvint non sans mal à desserrer les mâchoires pour articuler une réponse avec toute la conviction dont elle disposait.</text:p>
      <text:p text:style-name="Standard"/>
      <text:p text:style-name="Standard">-De vieillesse. De préférence dans mon lit.</text:p>
      <text:p text:style-name="P1">Tout étonnée d'avoir réussi à formuler un trait d'esprit dans une situation aussi terrible que celle dans laquelle elle se trouvait actuellement, Eléonore sentait son rythme cardiaque accélérer continuellement. Le moment était bien mal choisi pour jouer sur les mots ou pour s'adonner à une joute verbale, mais les muscles de la blonde semblaient s'être tétanisés sous l'effet de la peur. Elle observait le gros matou continuer sa danse autour de ses jambes, son regard ahuri alternant entre l'animal et son maître, toujours planté sur le pas de la porte. Ses yeux de jade s'écarquillèrent un peu plus lorsque ce dernier répondit à sa pique avec le sérieux d'un contrôleur des impôts. Il n'avait absolument pas saisi le sarcasme de sa répartie et avait bien prévu de l'exécuter dans un lit -qui n'était même pas le sien.</text:p>
      <text:p text:style-name="Standard"/>
      <text:p text:style-name="Standard">On aurait pu s'amuser de l'ironie de la situation. Voir un être façonné par les Architectes Eux-mêmes aux pouvoirs défiant l'imagination ignorer un concept aussi simple que le sarcasme était pour le moins inattendu. C'était d'autant plus ironique qu'Eléonore avait tendance à user et abuser de ce concept aussi la voir associée à ce rabat-joie relevait presque de la déception. Mais non. Dans un moment pareil, la Zagashienne ne s'amusait d'absolument rien. Même sa légendaire effronterie avait ses limites, et elles avaient été atteinte. Particulièrement car cette absence de second degré chez son bourreau allait le pousser à essayer de réaliser sa requête le plus fidèlement possible. Alors autant pour la partie « lit », on y était [i]à peu près[/i] -Eléonore n'était pas vraiment en position de faire la fine bouche-. En revanche, pour la partie « vieillesse »...</text:p>
      <text:p text:style-name="Standard"/>
      <text:p text:style-name="Standard">L'anomalie eut la réponse à sa question avant même qu'elle ne finisse de la formuler dans son propre esprit. La peau du régisseur se mit à flétrir à vue d’œil, comme si les années le rattrapaient d'un seul coup. Il ne fut bientôt qu'un vieillard desséché chez qui le poids des âges était bien trop lourd à porter pour ses pauvres jambes meurtries qui cédèrent alors qu'il tentait l'outrecuidante action de se déplacer sans appui. C'est le regard horrifié qu'Eléonore le vit s'effondrer au sol, ajoutant à nouveau du ridicule à une scène qui n'en manquait pourtant déjà pas. La jeune femme ne chercha pas à comprendre. C'était le moment de lui fausser compagnie. Sans doute sa seule opportunité. Mais elle resta plantée là. Ses jambes, qui avaient pourtant été, elles, épargnées par les affres de l'âge refusèrent de se mettre en mouvement. C'est donc ainsi paralysée qu'elle ne put que contempler, impuissante, le lugubre spectacle que lui offrait son Némésis.</text:p>
      <text:p text:style-name="Standard"/>
      <text:p text:style-name="Standard">Celui-ci réprimanda le Muursüld, qui vint se réfugier, penaud, dans les pattes de sa nouvelle maîtresse, et Eléonore en déduisit que l'animal était responsable du mauvais sort qu'il subissait. Machinalement, sa main vint flatter le pelage de la bête d'un geste affectueux. Mais qu'est-ce qu'il se passait, bordel ? Alors qu'elle aurait dû prendre ses jambes à son cou, profiter de l'incompréhension entre ses deux traqueurs pour disparaître, elle se retrouvait à éprouver presque de la pitié pour l'un et à caresser l'autre. A le caresser ! C'était quoi, son problème ? Avant qu'elle n'ait véritablement le temps de réfléchir à la question, les effets de la malédiction de Lloyhr s'estompèrent et il retrouva une consistance. Les traits tendus par la contrariété, il était encore plus terrifiant. D'une voix aussi neutre que puissante, il ordonna à l'anomalie de s'allonger sur le fameux lit qui avait été le témoin privilégié de scènes bien plus ludiques que celle qui se déroulait à présent dans la pièce quelques heures auparavant, d'un ton qui se voulait sans réplique. C'était sans compter sur la fierté et la force de caractère de celle-ci, qui n'allait certainement pas laisser la situation lui échapper ainsi.</text:p>
      <text:p text:style-name="Standard"/>
      <text:p text:style-name="Standard">-D'accord.</text:p>
      <text:p text:style-name="Standard"/>
      <text:p text:style-name="Standard">Comment ça, « d'accord » ? Non non non ! Allant entièrement contre sa volonté, à l'encontre de chacune de ses pensées, son corps se mit cette fois-ci en mouvement. Alors même qu'il refusait catégoriquement de bouger la seconde d'avant. La surprise devint une peur, la peur une panique. Ses pupilles vertes dilatées par une horreur indicible rivées sur le régisseur, Eléonore ne put rien faire contre ses muscles qui la forçaient à se déplacer, comme spectatrice de son propre corps. C'est ainsi <text:soft-page-break/>qu'elle vint s'allonger sur le lit comme on le lui avait demandé, à l'image d'un petit toutou bien docile. Lloyhr l'avait-il ensorcelée à son tour ? Ou alors était-ce un nouveau tour du Muursüld ? Une foule de questions se bousculaient dans sa tête, mais aucune ne parvint à franchir ses lèvres alors qu'elle se comportait comme si elle était possédée, comme une marionnette aux mains de son raviss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4-16T18:43:33.19</dc:date>
    <meta:editing-duration>P1DT13H27M28S</meta:editing-duration>
    <meta:editing-cycles>1778</meta:editing-cycles>
    <meta:generator>OpenOffice/4.1.1$Win32 OpenOffice.org_project/411m6$Build-9775</meta:generator>
    <dc:creator>Théo </dc:creator>
    <meta:document-statistic meta:table-count="0" meta:image-count="0" meta:object-count="0" meta:page-count="17" meta:paragraph-count="87" meta:word-count="8298" meta:character-count="50607"/>
  </office:meta>
</office:document-meta>
</file>